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1d247" officeooo:paragraph-rsid="0011d247"/>
    </style:style>
    <style:style style:name="P2" style:family="paragraph" style:parent-style-name="Text_20_body" style:list-style-name="L1">
      <style:text-properties officeooo:rsid="000e5b2f" officeooo:paragraph-rsid="000e5b2f"/>
    </style:style>
    <style:style style:name="P3" style:family="paragraph" style:parent-style-name="Text_20_body" style:list-style-name="L1">
      <style:text-properties officeooo:rsid="000fdbf2" officeooo:paragraph-rsid="000fdbf2"/>
    </style:style>
    <style:style style:name="P4" style:family="paragraph" style:parent-style-name="Text_20_body">
      <style:text-properties officeooo:rsid="000fdbf2" officeooo:paragraph-rsid="000fdbf2"/>
    </style:style>
    <style:style style:name="P5" style:family="paragraph" style:parent-style-name="Text_20_body" style:list-style-name="L1">
      <style:text-properties officeooo:rsid="00114923" officeooo:paragraph-rsid="00114923"/>
    </style:style>
    <style:style style:name="P6" style:family="paragraph" style:parent-style-name="Text_20_body">
      <style:text-properties officeooo:rsid="0011d247" officeooo:paragraph-rsid="0011d247"/>
    </style:style>
    <style:style style:name="P7" style:family="paragraph" style:parent-style-name="Text_20_body" style:list-style-name="L2">
      <style:text-properties officeooo:rsid="0011d247" officeooo:paragraph-rsid="0011d247"/>
    </style:style>
    <style:style style:name="P8" style:family="paragraph" style:parent-style-name="Text_20_body" style:list-style-name="L3">
      <style:text-properties officeooo:rsid="0011d247" officeooo:paragraph-rsid="0011d247"/>
    </style:style>
    <style:style style:name="P9" style:family="paragraph" style:parent-style-name="Title">
      <style:text-properties officeooo:rsid="000e5b2f" officeooo:paragraph-rsid="000e5b2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usiness AI Assignment Notes</text:p>
      <text:list xml:id="list2524099644" text:style-name="L1">
        <text:list-item>
          <text:p text:style-name="P2">Seaborn</text:p>
          <text:list>
            <text:list-item>
              <text:p text:style-name="P2">Used to draw heat map of data</text:p>
            </text:list-item>
          </text:list>
        </text:list-item>
        <text:list-item>
          <text:p text:style-name="P3">Output variable</text:p>
          <text:list>
            <text:list-item>
              <text:p text:style-name="P3">Quality</text:p>
            </text:list-item>
            <text:list-item>
              <text:p text:style-name="P5">hot code it 0-10</text:p>
            </text:list-item>
          </text:list>
        </text:list-item>
        <text:list-item>
          <text:p text:style-name="P3">Random 80/20 testing</text:p>
        </text:list-item>
        <text:list-item>
          <text:p text:style-name="P3">11 inputs and 11 outputs (one hot coded)</text:p>
        </text:list-item>
        <text:list-item>
          <text:p text:style-name="P3">Start with 11 hidden layer neutrons</text:p>
        </text:list-item>
        <text:list-item>
          <text:p text:style-name="P3">Express the results as simple classification error</text:p>
        </text:list-item>
      </text:list>
      <text:p text:style-name="P4"/>
      <text:p text:style-name="P4"/>
      <text:h text:style-name="P1" text:outline-level="1">To Consider Doing</text:h>
      <text:list xml:id="list3081541536" text:style-name="L2">
        <text:list-item>
          <text:p text:style-name="P7">Create a NN using the red database</text:p>
        </text:list-item>
        <text:list-item>
          <text:p text:style-name="P7">Create a NN using the white database</text:p>
        </text:list-item>
        <text:list-item>
          <text:p text:style-name="P7">Create a NN using the merged database</text:p>
        </text:list-item>
        <text:list-item>
          <text:p text:style-name="P7">Seeing as alchohol effects the quality the most, does this mean that the more alchohol the better the drink? Is there an ideal ammonut?</text:p>
        </text:list-item>
        <text:list-item>
          <text:p text:style-name="P7">Use two values for hot coding (good vs bad)</text:p>
        </text:list-item>
      </text:list>
      <text:p text:style-name="P6"/>
      <text:h text:style-name="P1" text:outline-level="1">Notes / Questions</text:h>
      <text:list xml:id="list2200320509" text:style-name="L3">
        <text:list-item>
          <text:p text:style-name="P8">We are asked for 10 outputs, but the quality ranges from 3-9 (7 values)</text:p>
        </text:list-item>
        <text:list-item>
          <text:p text:style-name="P8">Heat map purpose is to show what effects quality the most</text:p>
          <text:list>
            <text:list-item>
              <text:p text:style-name="P8">From red wine, we can see that alchohol is the most effective with sulphates taking second place</text:p>
            </text:list-item>
            <text:list-item>
              <text:p text:style-name="P8">From white wine, we can see that only alchohol is effective</text:p>
            </text:list-item>
          </text:list>
        </text:list-item>
      </text:list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00:13:51.264783055</meta:creation-date>
    <dc:date>2022-11-20T01:50:04.314881060</dc:date>
    <meta:editing-duration>PT25M27S</meta:editing-duration>
    <meta:editing-cycles>1</meta:editing-cycles>
    <meta:document-statistic meta:table-count="0" meta:image-count="0" meta:object-count="0" meta:page-count="1" meta:paragraph-count="21" meta:word-count="174" meta:character-count="867" meta:non-whitespace-character-count="732"/>
    <meta:generator>LibreOffice/7.3.7.2$Linux_X86_64 LibreOffice_project/30$Build-2</meta:generator>
  </office:meta>
</office:document-meta>
</file>